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2.1598in" svg:x="1.8173in" svg:y="4.978in">
            <draw:object draw:notify-on-update-of-ranges="Sheet1.A1:Sheet1.A1 Sheet1.A2:Sheet1.A58 Sheet1.B1:Sheet1.B1 Sheet1.B2:Sheet1.B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atch</text:p>
            <text:p>set</text:p>
            <text:p>Size</text:p>
            <text:p>(bytes)</text:p>
          </table:table-cell>
          <table:table-cell office:value-type="string" calcext:value-type="string">
            <text:p>Get updates from <text:a xlink:href="http://cdn.kernel.org/pub/linux/kernel/projects/rt/5.10/" xlink:type="simple">http://cdn.kernel.org/pub/linux/kernel/projects/rt/5.10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3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4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  <table:table-row table:style-name="ro2">
          <table:table-cell table:style-name="ce1" office:value-type="float" office:value="5.12" calcext:value-type="float">
            <text:p>5.12</text:p>
          </table:table-cell>
          <table:table-cell office:value-type="float" office:value="530901" calcext:value-type="float">
            <text:p>530901</text:p>
          </table:table-cell>
          <table:table-cell/>
        </table:table-row>
        <table:table-row table:style-name="ro2">
          <table:table-cell table:style-name="ce1" office:value-type="float" office:value="5.13" calcext:value-type="float">
            <text:p>5.13</text:p>
          </table:table-cell>
          <table:table-cell office:value-type="float" office:value="559050" calcext:value-type="float">
            <text:p>559050</text:p>
          </table:table-cell>
          <table:table-cell/>
        </table:table-row>
        <table:table-row table:style-name="ro2">
          <table:table-cell table:style-name="ce1" office:value-type="float" office:value="5.14" calcext:value-type="float">
            <text:p>5.14</text:p>
          </table:table-cell>
          <table:table-cell office:value-type="float" office:value="628671" calcext:value-type="float">
            <text:p>628671</text:p>
          </table:table-cell>
          <table:table-cell/>
        </table:table-row>
        <table:table-row table:style-name="ro2">
          <table:table-cell table:style-name="ce1" office:value-type="float" office:value="5.15" calcext:value-type="float">
            <text:p>5.15</text:p>
          </table:table-cell>
          <table:table-cell office:value-type="float" office:value="363196" calcext:value-type="float">
            <text:p>3631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2:18:58.421614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Opdenacker</meta:initial-creator>
    <meta:creation-date>2020-05-13T19:50:25.070415793</meta:creation-date>
    <meta:editing-cycles>11</meta:editing-cycles>
    <meta:editing-duration>PT42M16S</meta:editing-duration>
    <dc:date>2021-10-11T15:06:18.494239271</dc:date>
    <dc:creator>Michael Opdenacker</dc:creator>
    <meta:generator>LibreOffice/6.4.7.2$Linux_X86_64 LibreOffice_project/40$Build-2</meta:generator>
    <meta:document-statistic meta:table-count="1" meta:cell-count="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bar" chart:style-name="ch1">
        <chart:legend chart:legend-position="end" svg:x="14.187cm" svg:y="1.848cm" style:legend-expansion="high" chart:style-name="ch2"/>
        <chart:plot-area chart:style-name="ch3" table:cell-range-address="Sheet1.A1:Sheet1.B58" chart:data-source-has-labels="both" svg:x="0.32cm" svg:y="0.109cm" svg:width="13.547cm" svg:height="5.269cm">
          <chartooo:coordinate-region svg:x="1.867cm" svg:y="0.261cm" svg:width="12cm" svg:height="4.072cm"/>
          <chart:axis chart:dimension="x" chart:name="primary-x" chart:style-name="ch4" chartooo:axis-type="auto">
            <chartooo:date-scale/>
            <chart:categories table:cell-range-address="Sheet1.A2:Sheet1.A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8" chart:label-cell-address="Sheet1.B1:Sheet1.B1" chart:class="chart:ba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
set
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58</svg:desc>
                </draw:g>
              </table:table-cell>
              <table:table-cell office:value-type="float" office:value="995076">
                <text:p>995076</text:p>
                <draw:g>
                  <svg:desc>Sheet1.B2:Sheet1.B58</svg:desc>
                </draw:g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4.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30901">
                <text:p>53090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559050">
                <text:p>559050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628671">
                <text:p>62867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363196">
                <text:p>363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